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5cm"/>
    </style:style>
    <style:style style:name="co2" style:family="table-column">
      <style:table-column-properties fo:break-before="auto" style:column-width="5.43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Umschlag vorne, auße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Bastelseit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schlag vorne, inn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Warum CrossWalk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ele Glieder, ein Leib</text:p>
          </table:table-cell>
          <table:table-cell office:value-type="string" calcext:value-type="string">
            <text:p>Bilder für die Gemeind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Werkzeuge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Werkzeuge zum Puzzeln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nsere Gemeinde</text:p>
          </table:table-cell>
          <table:table-cell office:value-type="string" calcext:value-type="string">
            <text:p>Ein typischer Gottesdiens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e Woche und der Sonntag</text:p>
          </table:table-cell>
          <table:table-cell office:value-type="string" calcext:value-type="string">
            <text:p>Kirchenjahreskreis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Kirchenjahreskreis Ausschnitte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dvent und Weihnachten</text:p>
          </table:table-cell>
          <table:table-cell office:value-type="string" calcext:value-type="string">
            <text:p>Weil Jesus bald Geburtstag hat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Passions- und Osterbild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immelfahrt und Pfingsten</text:p>
          </table:table-cell>
          <table:table-cell office:value-type="string" calcext:value-type="string">
            <text:p>Sprachen der Welt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Kirchenfenster</text:p>
          </table:table-cell>
          <table:table-cell office:value-type="string" calcext:value-type="string">
            <text:p>Männchenkett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Erntedank und Reformationsfest</text:p>
          </table:table-cell>
          <table:table-cell office:value-type="string" calcext:value-type="string">
            <text:p>Dorf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Tischgebetswürfel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Ein Fes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Taufe</text:p>
          </table:table-cell>
          <table:table-cell office:value-type="string" calcext:value-type="string">
            <text:p>Eintauchen ins neue Leb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ssah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Abendmahl bei Jesus</text:p>
          </table:table-cell>
          <table:table-cell table:number-columns-repeated="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Abendmahl bei Jesus</text:p>
          </table:table-cell>
          <table:table-cell table:number-columns-repeated="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as große Festmahl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ildnachweise</text:p>
          </table:table-cell>
          <table:table-cell office:value-type="string" calcext:value-type="string">
            <text:p>Umschlag hinten, inn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Umschlag hinten, auß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ejaVu Sans" style:font-family-asian="'DejaVu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.00.0000</text:date>, <text:time style:data-style-name="N2" text:time-value="0000-00-00T00:00:03.48507561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meta:creation-date>2014-01-02T13:28:41.748855578</meta:creation-date>
    <meta:generator>LibreOffice/4.1.3.2$Linux_X86_64 LibreOffice_project/410m0$Build-2</meta:generator>
    <dc:date>2014-01-06T16:25:39.331543559</dc:date>
    <dc:creator>Christoph Fischer</dc:creator>
    <meta:editing-duration>PT1H43M30S</meta:editing-duration>
    <meta:editing-cycles>7</meta:editing-cycles>
    <meta:document-statistic meta:table-count="1" meta:cell-count="63" meta:object-count="0"/>
  </office:meta>
</office:document-meta>
</file>